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T2" style:parent-style-name="markedcontent" style:family="text">
      <style:text-properties style:font-name="Arial" style:font-name-complex="Arial" fo:font-weight="bold" style:font-weight-asian="bold" style:font-weight-complex="bold" fo:font-size="11pt" style:font-size-asian="11pt" style:font-size-complex="11pt" fo:background-color="#FFFFFF" style:text-underline-type="single" style:text-underline-style="solid" style:text-underline-width="auto" style:text-underline-mode="continuous"/>
    </style:style>
    <style:style style:name="T3" style:parent-style-name="markedcontent" style:family="text">
      <style:text-properties style:font-name="Arial" style:font-name-complex="Arial" fo:font-size="11pt" style:font-size-asian="11pt" style:font-size-complex="11pt" fo:background-color="#FFFFFF"/>
    </style:style>
    <style:style style:name="T4" style:parent-style-name="markedcontent" style:family="text">
      <style:text-properties style:font-name="Arial" style:font-name-complex="Arial" fo:font-size="11pt" style:font-size-asian="11pt" style:font-size-complex="11pt" fo:background-color="#FFFFFF"/>
    </style:style>
    <style:style style:name="T5" style:parent-style-name="DefaultParagraphFont" style:family="text">
      <style:text-properties style:font-name="Arial" style:font-name-complex="Arial" fo:font-size="16pt" style:font-size-asian="16pt" style:font-size-complex="16pt" fo:background-color="#FFFFFF"/>
    </style:style>
    <style:style style:name="T6" style:parent-style-name="markedcontent" style:family="text">
      <style:text-properties style:font-name="Arial" style:font-name-complex="Arial" fo:font-size="11pt" style:font-size-asian="11pt" style:font-size-complex="11pt" fo:background-color="#FFFFFF"/>
    </style:style>
    <style:style style:name="T7" style:parent-style-name="markedcontent" style:family="text">
      <style:text-properties style:font-name="Arial" style:font-name-complex="Arial" fo:font-size="11pt" style:font-size-asian="11pt" style:font-size-complex="11pt" fo:background-color="#FFFFFF"/>
    </style:style>
    <style:style style:name="T8" style:parent-style-name="DefaultParagraphFont" style:family="text">
      <style:text-properties style:font-name="Arial" style:font-name-complex="Arial" fo:font-size="16pt" style:font-size-asian="16pt" style:font-size-complex="16pt" fo:background-color="#FFFFFF"/>
    </style:style>
    <style:style style:name="T9" style:parent-style-name="markedcontent" style:family="text">
      <style:text-properties style:font-name="Arial" style:font-name-complex="Arial" fo:font-size="11pt" style:font-size-asian="11pt" style:font-size-complex="11pt" fo:background-color="#FFFFFF"/>
    </style:style>
    <style:style style:name="T10" style:parent-style-name="DefaultParagraphFont" style:family="text">
      <style:text-properties style:font-name="Arial" style:font-name-complex="Arial" fo:font-size="16pt" style:font-size-asian="16pt" style:font-size-complex="16pt" fo:background-color="#FFFFFF"/>
    </style:style>
    <style:style style:name="T11" style:parent-style-name="markedcontent" style:family="text">
      <style:text-properties style:font-name="Arial" style:font-name-complex="Arial" fo:font-size="11pt" style:font-size-asian="11pt" style:font-size-complex="11pt" fo:background-color="#FFFFFF"/>
    </style:style>
    <style:style style:name="T12" style:parent-style-name="DefaultParagraphFont" style:family="text">
      <style:text-properties style:font-name="Arial" style:font-name-complex="Arial" fo:font-size="16pt" style:font-size-asian="16pt" style:font-size-complex="16pt" fo:background-color="#FFFFFF"/>
    </style:style>
    <style:style style:name="T13" style:parent-style-name="DefaultParagraphFont" style:family="text">
      <style:text-properties style:font-name="Arial" style:font-name-complex="Arial" fo:font-size="11pt" style:font-size-asian="11pt" style:font-size-complex="11pt" fo:background-color="#FFFFFF"/>
    </style:style>
    <style:style style:name="T14" style:parent-style-name="DefaultParagraphFont" style:family="text">
      <style:text-properties style:font-name="Arial" style:font-name-complex="Arial" fo:font-size="16pt" style:font-size-asian="16pt" style:font-size-complex="16pt" fo:background-color="#FFFFFF"/>
    </style:style>
    <style:style style:name="T15" style:parent-style-name="markedcontent" style:family="text">
      <style:text-properties style:font-name="Arial" style:font-name-complex="Arial" fo:font-size="11pt" style:font-size-asian="11pt" style:font-size-complex="11pt" fo:background-color="#FFFFFF"/>
    </style:style>
    <style:style style:name="T16" style:parent-style-name="DefaultParagraphFont" style:family="text">
      <style:text-properties style:font-name="Arial" style:font-name-complex="Arial" fo:font-size="16pt" style:font-size-asian="16pt" style:font-size-complex="16pt" fo:background-color="#FFFFFF"/>
    </style:style>
    <style:style style:name="T17" style:parent-style-name="markedcontent" style:family="text">
      <style:text-properties style:font-name="Arial" style:font-name-complex="Arial" fo:font-size="11pt" style:font-size-asian="11pt" style:font-size-complex="11pt" fo:background-color="#FFFFFF"/>
    </style:style>
    <style:style style:name="T18" style:parent-style-name="markedcontent" style:family="text">
      <style:text-properties style:font-name="Arial" style:font-name-complex="Arial" fo:font-size="11pt" style:font-size-asian="11pt" style:font-size-complex="11pt" fo:background-color="#FFFFFF"/>
    </style:style>
    <style:style style:name="T19" style:parent-style-name="markedcontent" style:family="text">
      <style:text-properties style:font-name="Arial" style:font-name-complex="Arial" fo:font-size="11pt" style:font-size-asian="11pt" style:font-size-complex="11pt" fo:background-color="#FFFFFF"/>
    </style:style>
    <style:style style:name="T20" style:parent-style-name="markedcontent" style:family="text">
      <style:text-properties style:font-name="Arial" style:font-name-complex="Arial" fo:font-size="11pt" style:font-size-asian="11pt" style:font-size-complex="11pt" fo:background-color="#FFFFFF"/>
    </style:style>
    <style:style style:name="T21" style:parent-style-name="DefaultParagraphFont" style:family="text">
      <style:text-properties style:font-name="Arial" style:font-name-complex="Arial" fo:font-size="16pt" style:font-size-asian="16pt" style:font-size-complex="16pt" fo:background-color="#FFFFFF"/>
    </style:style>
    <style:style style:name="T22" style:parent-style-name="markedcontent" style:family="text">
      <style:text-properties style:font-name="Arial" style:font-name-complex="Arial" fo:font-size="11pt" style:font-size-asian="11pt" style:font-size-complex="11pt" fo:background-color="#FFFFFF"/>
    </style:style>
    <style:style style:name="T23" style:parent-style-name="DefaultParagraphFont" style:family="text">
      <style:text-properties style:font-name="Arial" style:font-name-complex="Arial" fo:font-size="16pt" style:font-size-asian="16pt" style:font-size-complex="16pt" fo:background-color="#FFFFFF"/>
    </style:style>
    <style:style style:name="T24" style:parent-style-name="markedcontent" style:family="text">
      <style:text-properties style:font-name="Arial" style:font-name-complex="Arial" fo:font-size="11pt" style:font-size-asian="11pt" style:font-size-complex="11pt" fo:background-color="#FFFFFF"/>
    </style:style>
    <style:style style:name="T25" style:parent-style-name="markedcontent" style:family="text">
      <style:text-properties style:font-name="Arial" style:font-name-complex="Arial" fo:font-size="11pt" style:font-size-asian="11pt" style:font-size-complex="11pt" fo:background-color="#FFFFFF"/>
    </style:style>
    <style:style style:name="P26" style:parent-style-name="Normal" style:family="paragraph">
      <style:text-properties style:font-name="Arial" style:font-name-complex="Arial" fo:font-size="11pt" style:font-size-asian="11pt" style:font-size-complex="11pt" fo:background-color="#FFFFFF"/>
    </style:style>
    <style:style style:name="P27" style:parent-style-name="Normal" style:family="paragraph">
      <style:text-properties style:font-name="Arial" style:font-name-complex="Arial" fo:font-size="11pt" style:font-size-asian="11pt" style:font-size-complex="11pt" fo:background-color="#FFFFFF"/>
    </style:style>
    <style:style style:name="P28" style:parent-style-name="Normal" style:family="paragraph">
      <style:text-properties style:font-name="Arial" style:font-name-complex="Arial" fo:font-size="11pt" style:font-size-asian="11pt" style:font-size-complex="11pt" fo:background-color="#FFFFFF"/>
    </style:style>
    <style:style style:name="P29" style:parent-style-name="Normal" style:family="paragraph">
      <style:text-properties style:font-name="Arial" style:font-name-complex="Arial" fo:font-size="11pt" style:font-size-asian="11pt" style:font-size-complex="11pt" fo:background-color="#FFFFFF"/>
    </style:style>
    <style:style style:name="P30" style:parent-style-name="Normal" style:family="paragraph">
      <style:text-properties style:font-name="Arial" style:font-name-complex="Arial" fo:font-size="11pt" style:font-size-asian="11pt" style:font-size-complex="11pt" fo:background-color="#FFFFFF"/>
    </style:style>
    <style:style style:name="P31" style:parent-style-name="Normal" style:family="paragraph">
      <style:text-properties style:font-name="Arial" style:font-name-complex="Arial" fo:font-size="11pt" style:font-size-asian="11pt" style:font-size-complex="11pt" fo:background-color="#FFFFFF"/>
    </style:style>
    <style:style style:name="P32" style:parent-style-name="Normal" style:family="paragraph">
      <style:text-properties style:font-name="Arial" style:font-name-complex="Arial" fo:font-size="11pt" style:font-size-asian="11pt" style:font-size-complex="11pt" fo:background-color="#FFFFFF"/>
    </style:style>
    <style:style style:name="P33" style:parent-style-name="Normal" style:family="paragraph">
      <style:text-properties style:font-name="Arial" style:font-name-complex="Arial" fo:font-size="11pt" style:font-size-asian="11pt" style:font-size-complex="11pt" fo:background-color="#FFFFFF"/>
    </style:style>
    <style:style style:name="T34" style:parent-style-name="DefaultParagraphFont" style:family="text">
      <style:text-properties style:font-name="Arial" style:font-name-complex="Arial" fo:font-size="11pt" style:font-size-asian="11pt" style:font-size-complex="11pt" fo:background-color="#FFFFFF"/>
    </style:style>
    <style:style style:name="T35" style:parent-style-name="DefaultParagraphFont" style:family="text">
      <style:text-properties style:font-name="Arial" style:font-name-complex="Arial" fo:font-size="11pt" style:font-size-asian="11pt" style:font-size-complex="11pt" fo:background-color="#FFFFFF"/>
    </style:style>
  </office:automatic-styles>
  <office:body>
    <office:text text:use-soft-page-breaks="true">
      <text:p text:style-name="P1"><text:span text:style-name="T2">Ex3A_ReviewingSurveyResults.txt</text:span></text:p>
      <text:p text:style-name="Normal"><text:span text:style-name="T3">1. What conclusion can you reach about the responses to this question?</text:span></text:p>
      <text:p text:style-name="Normal"><text:span text:style-name="T4">- Each student responding has a clear understanding of the expectation and how by the 5-minute mark they need to be logged in and prepared to join session.</text:span></text:p>
      <text:p text:style-name="Normal"><text:span text:style-name="T5"><text:line-break/></text:span><text:span text:style-name="T6">2. Is the default summary or visualization helpful? How could it be improved?</text:span></text:p>
      <text:p text:style-name="Normal"><text:span text:style-name="T7">-The default summary is very helpful by including the most common words used to answer the questions. I think a way this could be improved is by listing them in order by which one was most common instead of just piled on the screen.</text:span></text:p>
      <text:p text:style-name="Normal"><text:span text:style-name="T8"><text:line-break/></text:span><text:span text:style-name="T9">3. For questions with an “Other” option, where can you find the actual text of those</text:span><text:span text:style-name="T10"><text:line-break/></text:span><text:span text:style-name="T11">responses? Do you notice anything that might be tricky about analyzing these?</text:span></text:p>
      <text:p text:style-name="Normal"><text:span text:style-name="T12">-</text:span><text:span text:style-name="T13">You can find the responses under “More Details” to the far right of each question. You can also review each individual response and see what was answered. The tricky part about this analysis is that “other” could truly mean anything since there is a written response that is allowed. You will need to view each individual response if you want a good idea of what “other” could be referring to.</text:span></text:p>
      <text:p text:style-name="Normal"><text:span text:style-name="T14"><text:line-break/></text:span><text:span text:style-name="T15">4. For questions calling for a written response, what challenges do you notice about</text:span><text:span text:style-name="T16"><text:line-break/></text:span><text:span text:style-name="T17">finding trends or patterns in the answers provided?</text:span></text:p>
      <text:p text:style-name="Normal"><text:span text:style-name="T18">-With questions that<text:s/></text:span><text:span text:style-name="T19">require a written response it’s hard to get someone to commit to writing enough information to allow you to compare to others who give detailed responses. I noticed some responses are very thorough while others are not as detailed.<text:s/></text:span></text:p>
      <text:p text:style-name="Normal"><text:span text:style-name="T20"><text:s/></text:span><text:span text:style-name="T21"><text:line-break/></text:span><text:span text:style-name="T22">5. Now that you can see the responses, how might you recommend rephrasing this or</text:span><text:span text:style-name="T23"><text:line-break/></text:span><text:span text:style-name="T24">question or the response options in a future survey?</text:span></text:p>
      <text:p text:style-name="Normal"><text:span text:style-name="T25">-For any written responses depending on the question I would make it a requirement to answer with at least two or more sentences. I would also recommend for any Yes or No questions to not provide an option for “other” to not complicate the data review.<text:s/></text:span></text:p>
      <text:p text:style-name="Normal"/>
      <text:p text:style-name="P26">6. Is there anything that surprised you about the survey responses?</text:p>
      <text:p text:style-name="P27">-The number of students who used similar verbiage and words when answering was a surprise to me.<text:line-break/><text:soft-page-break/>7. Looking at the responses to questions 1 and 5, are there any ideas you might try to<text:line-break/>include in your morning routine, or any questions that you are also curious about?</text:p>
      <text:p text:style-name="P28"/>
      <text:p text:style-name="P29">-One takeaway I have is using the 5 minutes before class to review any notes and information we learned the day prior to refresh my memory for the lesson.<text:s/></text:p>
      <text:p text:style-name="P30"/>
      <text:p text:style-name="P31">8. Pretend you are the instructor. Is there anything you can learn from this survey to help<text:line-break/>in how you approach teaching this class?</text:p>
      <text:p text:style-name="P32">-It gives a clear insight into what students are doing to prepare prior but also insight into the materials we have and what resources we are using.<text:s/></text:p>
      <text:p text:style-name="P33"><text:line-break/>9. Again, pretend you are the instructor. Do you think it was helpful or not helpful to<text:line-break/>make this survey anonymous? Why or why not? (If you can see both pros and cons,<text:line-break/>you may include both.</text:p>
      <text:p text:style-name="Normal"><text:span text:style-name="T34">-Yes, I think keeping this survey anonymous makes students feel more inclined to be honest when answering these surveys to not feel like they are doing something wrong or not doing enough. It will help an instructor have a more transparent view of how students would answer.<text:s/></text:span><text:span text:style-name="T35">A con with this is someone could have written a great response to the survey but not live into those responses they submitted.<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markedcontent" style:display-name="markedcontent"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rial" style:font-name-asian="Aptos" style:font-name-complex="Arial" fo:font-size="11pt" style:font-size-asian="11pt"/>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rial" style:font-name-asian="Aptos"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victoria ordonez</meta:initial-creator>
    <dc:creator>victoria ordonez</dc:creator>
    <meta:creation-date>2026-04-08T03:18:00Z</meta:creation-date>
    <dc:date>2026-04-08T03:18:00Z</dc:date>
    <meta:template xlink:href="Normal" xlink:type="simple"/>
    <meta:editing-cycles>2</meta:editing-cycles>
    <meta:editing-duration>PT60S</meta:editing-duration>
    <meta:document-statistic meta:page-count="2" meta:paragraph-count="102" meta:word-count="529" meta:character-count="3182" meta:row-count="275" meta:non-whitespace-character-count="2755"/>
  </office:meta>
</office:document-meta>
</file>